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pitch="variable"/>
    <style:font-face style:name="Purisa" svg:font-family="Purisa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 style:list-style-name="L1">
      <style:text-properties style:font-name="Purisa" officeooo:rsid="001cf40b" officeooo:paragraph-rsid="001cf40b"/>
    </style:style>
    <style:style style:name="P2" style:family="paragraph" style:parent-style-name="Standard" style:list-style-name="L1">
      <style:text-properties style:font-name="Purisa" officeooo:rsid="001d28ea" officeooo:paragraph-rsid="001d28ea"/>
    </style:style>
    <style:style style:name="P3" style:family="paragraph" style:parent-style-name="Standard" style:list-style-name="L1">
      <style:text-properties style:font-name="Purisa" officeooo:rsid="001ebb80" officeooo:paragraph-rsid="001ebb80"/>
    </style:style>
    <style:style style:name="P4" style:family="paragraph" style:parent-style-name="Standard" style:list-style-name="L1">
      <style:text-properties style:font-name="Purisa" officeooo:rsid="0020af27" officeooo:paragraph-rsid="0020af27"/>
    </style:style>
    <style:style style:name="P5" style:family="paragraph" style:parent-style-name="Standard" style:list-style-name="L1">
      <style:text-properties style:font-name="Purisa" officeooo:rsid="001fe62e" officeooo:paragraph-rsid="001fe62e"/>
    </style:style>
    <style:style style:name="P6" style:family="paragraph" style:parent-style-name="Standard" style:list-style-name="L1">
      <style:text-properties style:font-name="Purisa" officeooo:rsid="00220335" officeooo:paragraph-rsid="00220335"/>
    </style:style>
    <style:style style:name="P7" style:family="paragraph" style:parent-style-name="Standard" style:list-style-name="L1">
      <style:text-properties style:font-name="Purisa" officeooo:rsid="0023b722" officeooo:paragraph-rsid="0023b722"/>
    </style:style>
    <style:style style:name="P8" style:family="paragraph" style:parent-style-name="Standard" style:list-style-name="L1">
      <style:text-properties style:font-name="Purisa" officeooo:rsid="0024f2c8" officeooo:paragraph-rsid="0024f2c8"/>
    </style:style>
    <style:style style:name="P9" style:family="paragraph" style:parent-style-name="Standard" style:list-style-name="L1">
      <style:text-properties style:font-name="Purisa" officeooo:rsid="00258d94" officeooo:paragraph-rsid="00258d94"/>
    </style:style>
    <style:style style:name="P10" style:family="paragraph" style:parent-style-name="Standard" style:list-style-name="L1">
      <style:text-properties style:font-name="Purisa" officeooo:rsid="00269c42" officeooo:paragraph-rsid="00269c42"/>
    </style:style>
    <style:style style:name="P11" style:family="paragraph" style:parent-style-name="Standard" style:list-style-name="L1">
      <style:text-properties style:font-name="Purisa" officeooo:rsid="0027284c" officeooo:paragraph-rsid="0027284c"/>
    </style:style>
    <style:style style:name="P12" style:family="paragraph" style:parent-style-name="Standard" style:list-style-name="L1">
      <style:text-properties style:font-name="Purisa" officeooo:rsid="002a5e45" officeooo:paragraph-rsid="002a5e45"/>
    </style:style>
    <style:style style:name="P13" style:family="paragraph" style:parent-style-name="Standard" style:list-style-name="L1">
      <style:text-properties style:font-name="Purisa" officeooo:rsid="002bf678" officeooo:paragraph-rsid="002bf678"/>
    </style:style>
    <style:style style:name="P14" style:family="paragraph" style:parent-style-name="Standard" style:list-style-name="L1">
      <style:text-properties style:font-name="Purisa" officeooo:rsid="002deb9e" officeooo:paragraph-rsid="002deb9e"/>
    </style:style>
    <style:style style:name="P15" style:family="paragraph" style:parent-style-name="Standard" style:list-style-name="L1">
      <style:text-properties style:font-name="Purisa" officeooo:rsid="002fcb07" officeooo:paragraph-rsid="002fcb07"/>
    </style:style>
    <style:style style:name="P16" style:family="paragraph" style:parent-style-name="Standard" style:list-style-name="L1">
      <style:text-properties style:font-name="Purisa" officeooo:rsid="00313d63" officeooo:paragraph-rsid="00313d63"/>
    </style:style>
    <style:style style:name="P17" style:family="paragraph" style:parent-style-name="Standard" style:list-style-name="L1">
      <style:text-properties style:font-name="Purisa" officeooo:rsid="00331000" officeooo:paragraph-rsid="00331000"/>
    </style:style>
    <style:style style:name="P18" style:family="paragraph" style:parent-style-name="Standard" style:list-style-name="L1">
      <style:text-properties style:font-name="Purisa" officeooo:rsid="0034b119" officeooo:paragraph-rsid="0034b119"/>
    </style:style>
    <style:style style:name="P19" style:family="paragraph" style:parent-style-name="Standard" style:list-style-name="L1">
      <style:text-properties style:font-name="Purisa" officeooo:rsid="00355abe" officeooo:paragraph-rsid="00355abe"/>
    </style:style>
    <style:style style:name="P20" style:family="paragraph" style:parent-style-name="Standard" style:list-style-name="L1">
      <style:text-properties style:font-name="Purisa" officeooo:rsid="003695eb" officeooo:paragraph-rsid="003695eb"/>
    </style:style>
    <style:style style:name="P21" style:family="paragraph" style:parent-style-name="Standard" style:list-style-name="L1">
      <style:text-properties style:font-name="Purisa" officeooo:rsid="00372c6a" officeooo:paragraph-rsid="00372c6a"/>
    </style:style>
    <style:style style:name="P22" style:family="paragraph" style:parent-style-name="Standard" style:list-style-name="L1">
      <style:text-properties style:font-name="Purisa" officeooo:rsid="0037d536" officeooo:paragraph-rsid="0037d536"/>
    </style:style>
    <style:style style:name="P23" style:family="paragraph" style:parent-style-name="Standard" style:list-style-name="L1">
      <style:text-properties officeooo:rsid="001fe62e" officeooo:paragraph-rsid="001fe62e"/>
    </style:style>
    <style:style style:name="T1" style:family="text">
      <style:text-properties style:font-name="Purisa"/>
    </style:style>
    <style:style style:name="T2" style:family="text">
      <style:text-properties style:font-name="Purisa" officeooo:rsid="0020af27"/>
    </style:style>
    <style:style style:name="T3" style:family="text">
      <style:text-properties officeooo:rsid="002728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66888015338532656" text:style-name="L1">
        <text:list-item>
          <text:p text:style-name="P1">Santiago Ramon y Cajal</text:p>
          <text:list>
            <text:list-item>
              <text:p text:style-name="P1">Used staining techniques<text:span text:style-name="T3">(Golgi stain method)</text:span> to show that neurons are separable</text:p>
            </text:list-item>
          </text:list>
        </text:list-item>
        <text:list-item>
          <text:p text:style-name="P1">Garret 2011; based on Nedergaard et al, 2003</text:p>
          <text:list>
            <text:list-item>
              <text:p text:style-name="P1">As behavioral complexity increases, the ratio of astrocytes to neurons also increases</text:p>
            </text:list-item>
          </text:list>
        </text:list-item>
        <text:list-item>
          <text:p text:style-name="P2">Charles Scott Sherrington</text:p>
          <text:list>
            <text:list-item>
              <text:p text:style-name="P2">Supported Ramon y Cajal's claim that there was a small gap between neurons</text:p>
            </text:list-item>
            <text:list-item>
              <text:p text:style-name="P3">Studied reflexes, automatic muscular responses to stimuli.</text:p>
            </text:list-item>
            <text:list-item>
              <text:p text:style-name="P3">Strapped a dog into a harness above the ground and pinched one of the dogs feet. </text:p>
            </text:list-item>
            <text:list-item>
              <text:p text:style-name="P4">Temporal and spatial summation</text:p>
            </text:list-item>
          </text:list>
        </text:list-item>
        <text:list-item>
          <text:p text:style-name="P23"><text:span text:style-name="T1">Otto Loew</text:span><text:span text:style-name="T2">i</text:span></text:p>
          <text:list>
            <text:list-item>
              <text:p text:style-name="P5">isolated two frog hearts. Stimulated the vagus nerve of the donor heart; the hear beat slowed down. Loewi collected the fluid(“Vagustov” confirmed to be acetylcholine) from the donor heart, transferred to the recipient heart. The recipient heart slowed down.</text:p>
            </text:list-item>
            <text:list-item>
              <text:p text:style-name="P5">Each nerve released a different chemical into the fluid – one inhibited the heart and one excited it</text:p>
            </text:list-item>
            <text:list-item>
              <text:p text:style-name="P6">Discovered chemical transmission at synapses</text:p>
            </text:list-item>
          </text:list>
        </text:list-item>
        <text:list-item>
          <text:p text:style-name="P7">Phineas Gage</text:p>
        </text:list-item>
        <text:list-item>
          <text:p text:style-name="P8">Korbinian Broadmann</text:p>
          <text:list>
            <text:list-item>
              <text:p text:style-name="P8">Distinguished 52 cortical areas via cytoarchitectural analysis</text:p>
            </text:list-item>
          </text:list>
        </text:list-item>
        <text:list-item>
          <text:p text:style-name="P9">Franz Joseph Gall</text:p>
          <text:list>
            <text:list-item>
              <text:p text:style-name="P9">Phrenology: correlation of the brain anatomy(skull shape) with behavior.</text:p>
            </text:list-item>
          </text:list>
        </text:list-item>
        <text:list-item>
          <text:p text:style-name="P10">Hans Berger</text:p>
          <text:list>
            <text:list-item>
              <text:p text:style-name="P10">First person to record electric potentials from the human brain on the scalp using an amplifying machine</text:p>
            </text:list-item>
          </text:list>
        </text:list-item>
        <text:list-item>
          <text:p text:style-name="P10">Benjamin Libets</text:p>
          <text:list>
            <text:list-item>
              <text:p text:style-name="P10">Move wrist experiment</text:p>
            </text:list-item>
            <text:list-item>
              <text:p text:style-name="P10">Brain activity started 350ms before the decision → conscious wish is the outcome of the unconscious activity?</text:p>
            </text:list-item>
          </text:list>
        </text:list-item>
        <text:list-item>
          <text:p text:style-name="P11"><text:soft-page-break/>Wagner et al</text:p>
          <text:list>
            <text:list-item>
              <text:p text:style-name="P11">Used fMRI. Some areas more active when participants were processing words they later remembered.</text:p>
            </text:list-item>
          </text:list>
        </text:list-item>
        <text:list-item>
          <text:p text:style-name="P12">James Gibson et al</text:p>
          <text:list>
            <text:list-item>
              <text:p text:style-name="P12">Senses accurately reflect the physical world (objectivist view)</text:p>
            </text:list-item>
          </text:list>
        </text:list-item>
        <text:list-item>
          <text:p text:style-name="P12">Max Wertheimer et al</text:p>
          <text:list>
            <text:list-item>
              <text:p text:style-name="P12">Our senses organize the world (subjectivist view)</text:p>
            </text:list-item>
          </text:list>
        </text:list-item>
        <text:list-item>
          <text:p text:style-name="P12">David Heeger et al</text:p>
          <text:list>
            <text:list-item>
              <text:p text:style-name="P12">Senses/brain evolved to reflect some aspects of the world very accurately (synthetic view)</text:p>
            </text:list-item>
          </text:list>
        </text:list-item>
        <text:list-item>
          <text:p text:style-name="P13">Land, 1983</text:p>
          <text:list>
            <text:list-item>
              <text:p text:style-name="P13">Retinex theory</text:p>
            </text:list-item>
          </text:list>
        </text:list-item>
        <text:list-item>
          <text:p text:style-name="P13">Hubel and Wiesel</text:p>
          <text:list>
            <text:list-item>
              <text:p text:style-name="P13">recorder neural activity from cells in cats and monkeys visual cortex while shining light patterns on the retina </text:p>
            </text:list-item>
          </text:list>
        </text:list-item>
        <text:list-item>
          <text:p text:style-name="P14">Treisman et al</text:p>
          <text:list>
            <text:list-item>
              <text:p text:style-name="P14">Feature Integration Theory</text:p>
            </text:list-item>
          </text:list>
        </text:list-item>
        <text:list-item>
          <text:p text:style-name="P15">Georg von Bekesy</text:p>
          <text:list>
            <text:list-item>
              <text:p text:style-name="P15">Discovered Place Code</text:p>
            </text:list-item>
          </text:list>
        </text:list-item>
        <text:list-item>
          <text:p text:style-name="P16">Strack et al</text:p>
          <text:list>
            <text:list-item>
              <text:p text:style-name="P16">Facial feedback experiment</text:p>
            </text:list-item>
          </text:list>
        </text:list-item>
        <text:list-item>
          <text:p text:style-name="P17">Damasio</text:p>
          <text:list>
            <text:list-item>
              <text:p text:style-name="P17">argues that one can bypass the generation stage of producing the expression and utilize the direct modulation of somatin structures to simulate</text:p>
            </text:list-item>
          </text:list>
        </text:list-item>
        <text:list-item>
          <text:p text:style-name="P18">Westergaard</text:p>
          <text:list>
            <text:list-item>
              <text:p text:style-name="P18">Low serotonin monkeys had the highest probability of attacking larger monkeys and also incurred the most injuries. All were dead by the age of 6-years from their injuries.</text:p>
            </text:list-item>
          </text:list>
        </text:list-item>
        <text:list-item>
          <text:p text:style-name="P19">Vikkuken et al</text:p>
          <text:list>
            <text:list-item>
              <text:p text:style-name="P19">Low serotonin linked to violent crimes</text:p>
            </text:list-item>
          </text:list>
        </text:list-item>
        <text:list-item>
          <text:p text:style-name="P20">Whalen et al</text:p>
          <text:list>
            <text:list-item>
              <text:p text:style-name="P20">argue that the pattern of activation found for the amygdala may not reflect the processing of negative emotion/threater but more about detecting ambiguity in the face and how that relates <text:soft-page-break/>to predictability of the persons actions</text:p>
            </text:list-item>
          </text:list>
        </text:list-item>
        <text:list-item>
          <text:p text:style-name="P21">Julius Caesar Aranzi</text:p>
          <text:list>
            <text:list-item>
              <text:p text:style-name="P21">First used the term hippocampus</text:p>
            </text:list-item>
          </text:list>
        </text:list-item>
        <text:list-item>
          <text:p text:style-name="P22">Morris Water Maze</text:p>
          <text:list>
            <text:list-item>
              <text:p text:style-name="P22">Rat is placed in the maze and swims until it finds the submerged platfor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pitch="variable"/>
    <style:font-face style:name="Purisa" svg:font-family="Purisa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Scott Templer</meta:initial-creator>
    <meta:creation-date>2006-05-16T10:26:40</meta:creation-date>
    <dc:language>en-US</dc:language>
    <meta:editing-cycles>18</meta:editing-cycles>
    <meta:editing-duration>PT13H24M56S</meta:editing-duration>
    <dc:date>2015-05-25T14:25:45.252085978</dc:date>
    <meta:document-statistic meta:table-count="0" meta:image-count="0" meta:object-count="0" meta:page-count="3" meta:paragraph-count="53" meta:word-count="483" meta:character-count="2804" meta:non-whitespace-character-count="2424"/>
    <meta:user-defined meta:name="Info 1"/>
    <meta:user-defined meta:name="Info 2"/>
    <meta:user-defined meta:name="Info 3"/>
    <meta:user-defined meta:name="Info 4"/>
  </office:meta>
</office:document-meta>
</file>